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choisir de combattre ou non + bosss</text:p>
      <text:p text:style-name="Standard"><text:tab/>int fuite=2;</text:p>
      <text:p text:style-name="Standard"><text:tab/></text:p>
      <text:p text:style-name="Standard"><text:tab/>while(fuite==2)</text:p>
      <text:p text:style-name="Standard"><text:tab/>{</text:p>
      <text:p text:style-name="Standard"><text:tab/>if(Chara[10]&gt;=5 &amp;&amp; MOBS[5][1]!=0)</text:p>
      <text:p text:style-name="Standard"><text:tab/>{</text:p>
      <text:p text:style-name="Standard"><text:tab/><text:tab/>println("Voulez-vous Affronter l'arbre Jomo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Chara[10]&gt;=10 &amp;&amp; MOBS[10][1]!=0)</text:p>
      <text:p text:style-name="Standard"><text:tab/>{</text:p>
      <text:p text:style-name="Standard"><text:tab/><text:tab/>println("Voulez-vous Affronter l'ours en armure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Chara[10]&gt;=15 &amp;&amp; MOBS[15][1]!=0)</text:p>
      <text:p text:style-name="Standard"><text:tab/>{</text:p>
      <text:p text:style-name="Standard"><text:tab/><text:tab/>println("Voulez-vous Affronter le dragon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MOBS[15][1]==0 &amp;&amp; MOBS[16][1]!=0)</text:p>
      <text:p text:style-name="Standard"><text:tab/>{</text:p>
      <text:p text:style-name="Standard"><text:tab/><text:tab/>println("Voulez-vous Affronter le boss caché ou Fuir?");</text:p>
      <text:p text:style-name="Standard"><text:tab/><text:tab/>String choix = readString ();</text:p>
      <text:p text:style-name="Standard"><text:tab/>}<text:tab/></text:p>
      <text:p text:style-name="Standard"><text:tab/></text:p>
      <text:p text:style-name="Standard"><text:tab/>if(select==1)</text:p>
      <text:p text:style-name="Standard"><text:tab/>{</text:p>
      <text:p text:style-name="Standard"><text:tab/><text:tab/>//Affichage ASCII</text:p>
      <text:p text:style-name="Standard"><text:tab/><text:tab/>println("| Kôkô! |");</text:p>
      <text:p text:style-name="Standard"><text:tab/><text:tab/>println(" ");</text:p>
      <text:p text:style-name="Standard"><text:tab/><text:tab/>println("Affronter le Poulet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2)</text:p>
      <text:p text:style-name="Standard"><text:tab/>{</text:p>
      <text:p text:style-name="Standard"><text:tab/><text:tab/>//Affichage ASCII</text:p>
      <text:p text:style-name="Standard"><text:tab/><text:tab/>println("| C'est par où Azur? |");</text:p>
      <text:p text:style-name="Standard"><text:tab/><text:tab/>println(" ");</text:p>
      <text:p text:style-name="Standard"><text:tab/><text:tab/>println("Affronter l'Apprenti Magicien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3)</text:p>
      <text:p text:style-name="Standard"><text:tab/>{</text:p>
      <text:p text:style-name="Standard"><text:tab/><text:tab/>//Affichage ASCII</text:p>
      <text:p text:style-name="Standard"><text:tab/><text:tab/>println("| J'aime sentir le vent dans mes cheveux! |");</text:p>
      <text:p text:style-name="Standard"><text:tab/><text:tab/>println(" ");</text:p>
      <text:p text:style-name="Standard"><text:soft-page-break/><text:tab/><text:tab/>println("Affronter l'Elfe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4)</text:p>
      <text:p text:style-name="Standard"><text:tab/>{</text:p>
      <text:p text:style-name="Standard"><text:tab/><text:tab/>//Affichage ASCII</text:p>
      <text:p text:style-name="Standard"><text:tab/><text:tab/>println("| Vous avez commis des crimes contre Calem-Bourg et ses habitants, qu'avez-vous à dire pour votre défense? |"); </text:p>
      <text:p text:style-name="Standard"><text:tab/><text:tab/>println(" ");</text:p>
      <text:p text:style-name="Standard"><text:tab/><text:tab/>println("Affronter le Guarde ou Payer l'amende?");</text:p>
      <text:p text:style-name="Standard"><text:tab/><text:tab/>String choix = readString ();</text:p>
      <text:p text:style-name="Standard"><text:tab/>}</text:p>
      <text:p text:style-name="Standard"><text:tab/></text:p>
      <text:p text:style-name="Standard"><text:tab/>if(select==6)</text:p>
      <text:p text:style-name="Standard"><text:tab/>{</text:p>
      <text:p text:style-name="Standard"><text:tab/><text:tab/>//Affichage ASCII</text:p>
      <text:p text:style-name="Standard"><text:tab/><text:tab/>println("| Bruh? |");</text:p>
      <text:p text:style-name="Standard"><text:tab/><text:tab/>println(" ");</text:p>
      <text:p text:style-name="Standard"><text:tab/><text:tab/>println("Affronter le Barbare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7)</text:p>
      <text:p text:style-name="Standard"><text:tab/>{</text:p>
      <text:p text:style-name="Standard"><text:tab/><text:tab/>//Affichage ASCII</text:p>
      <text:p text:style-name="Standard"><text:tab/><text:tab/>println("| Oink! |");</text:p>
      <text:p text:style-name="Standard"><text:tab/><text:tab/>println(" ");</text:p>
      <text:p text:style-name="Standard"><text:tab/><text:tab/>println("Affronter le Sanglier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8)</text:p>
      <text:p text:style-name="Standard"><text:tab/>{</text:p>
      <text:p text:style-name="Standard"><text:tab/><text:tab/>//Affichage ASCII</text:p>
      <text:p text:style-name="Standard"><text:tab/><text:tab/>println("| Zag Zorg |");</text:p>
      <text:p text:style-name="Standard"><text:tab/><text:tab/>println(" ");</text:p>
      <text:p text:style-name="Standard"><text:tab/><text:tab/>println("Affronter le Troll Mage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9)</text:p>
      <text:p text:style-name="Standard"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Affronter l'Aventurier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1)</text:p>
      <text:p text:style-name="Standard"><text:tab/>{</text:p>
      <text:p text:style-name="Standard"><text:soft-page-break/><text:tab/><text:tab/>//Affichage ASCII</text:p>
      <text:p text:style-name="Standard"><text:tab/><text:tab/>println("| Comment veux-tu mourir? |");</text:p>
      <text:p text:style-name="Standard"><text:tab/><text:tab/>println(" ");</text:p>
      <text:p text:style-name="Standard"><text:tab/><text:tab/>println("Affronter le Paladin de l'inquisition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2)</text:p>
      <text:p text:style-name="Standard"><text:tab/>{</text:p>
      <text:p text:style-name="Standard"><text:tab/><text:tab/>//Affichage ASCII</text:p>
      <text:p text:style-name="Standard"><text:tab/><text:tab/>println("| Salut, chui l'nain! |");</text:p>
      <text:p text:style-name="Standard"><text:tab/><text:tab/>println(" ");</text:p>
      <text:p text:style-name="Standard"><text:tab/><text:tab/>println("Affronter le nain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3)</text:p>
      <text:p text:style-name="Standard"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Affronter le Pyromage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if(select==14)</text:p>
      <text:p text:style-name="Standard"><text:tab/>{</text:p>
      <text:p text:style-name="Standard"><text:tab/><text:tab/>//Affichage ASCII</text:p>
      <text:p text:style-name="Standard"><text:tab/><text:tab/>println("| <text:s/>|");</text:p>
      <text:p text:style-name="Standard"><text:tab/><text:tab/>println(" ");</text:p>
      <text:p text:style-name="Standard"><text:tab/><text:tab/>println("Affronter l'Archer ou Fuir?");</text:p>
      <text:p text:style-name="Standard"><text:tab/><text:tab/>String choix = readString ();</text:p>
      <text:p text:style-name="Standard"><text:tab/>}</text:p>
      <text:p text:style-name="Standard"/>
      <text:p text:style-name="Standard"><text:tab/>boolean affronter = equal(choix, "Affronter");</text:p>
      <text:p text:style-name="Standard"><text:tab/>boolean fuir = equal(choix, "Fuir");</text:p>
      <text:p text:style-name="Standard"><text:tab/>boolean amende = equal(choix, "Payer l'amende");</text:p>
      <text:p text:style-name="Standard"><text:tab/>boolean jomo = equal(choix, "Affronter l'arbre Jomo");</text:p>
      <text:p text:style-name="Standard"><text:tab/>boolean oea = equal(choix, "Affronter l'ours en armure");</text:p>
      <text:p text:style-name="Standard"><text:tab/>boolean dra = equal(choix, "Affronter le dragon");</text:p>
      <text:p text:style-name="Standard"><text:tab/>boolean bossc = equal(choix, "Affronter le boss final");</text:p>
      <text:p text:style-name="Standard"/>
      <text:p text:style-name="Standard"><text:tab/>if(jomo==true)</text:p>
      <text:p text:style-name="Standard"><text:tab/>{</text:p>
      <text:p text:style-name="Standard"><text:tab/><text:tab/>fuite=0;</text:p>
      <text:p text:style-name="Standard"><text:tab/><text:tab/>select=5;</text:p>
      <text:p text:style-name="Standard"><text:tab/>}</text:p>
      <text:p text:style-name="Standard"/>
      <text:p text:style-name="Standard"><text:tab/>if(oea==true)</text:p>
      <text:p text:style-name="Standard"><text:tab/>{</text:p>
      <text:p text:style-name="Standard"><text:tab/><text:tab/>fuite=0;</text:p>
      <text:p text:style-name="Standard"><text:tab/><text:tab/>select=10;</text:p>
      <text:p text:style-name="Standard"><text:soft-page-break/><text:tab/>}</text:p>
      <text:p text:style-name="Standard"/>
      <text:p text:style-name="Standard"><text:tab/>if(dra==true)</text:p>
      <text:p text:style-name="Standard"><text:tab/>{</text:p>
      <text:p text:style-name="Standard"><text:tab/><text:tab/>fuite=0;</text:p>
      <text:p text:style-name="Standard"><text:tab/><text:tab/>select=15;</text:p>
      <text:p text:style-name="Standard"><text:tab/>}</text:p>
      <text:p text:style-name="Standard"/>
      <text:p text:style-name="Standard"><text:tab/>if(bossc==true)</text:p>
      <text:p text:style-name="Standard"><text:tab/>{</text:p>
      <text:p text:style-name="Standard"><text:tab/><text:tab/>fuite=0;</text:p>
      <text:p text:style-name="Standard"><text:tab/><text:tab/>select=16;</text:p>
      <text:p text:style-name="Standard"><text:tab/>}<text:tab/><text:tab/></text:p>
      <text:p text:style-name="Standard"><text:tab/></text:p>
      <text:p text:style-name="Standard"><text:tab/>if(fuir==true)</text:p>
      <text:p text:style-name="Standard"><text:tab/>{</text:p>
      <text:p text:style-name="Standard"><text:tab/><text:tab/>println("Vous partez en courant.");</text:p>
      <text:p text:style-name="Standard"><text:tab/><text:tab/>fuite=1;</text:p>
      <text:p text:style-name="Standard"><text:tab/>}</text:p>
      <text:p text:style-name="Standard"/>
      <text:p text:style-name="Standard"><text:tab/>if(amende==true)</text:p>
      <text:p text:style-name="Standard"><text:tab/>{</text:p>
      <text:p text:style-name="Standard"><text:tab/><text:tab/>println("Vous payez 10 pièces d'or d'amende");</text:p>
      <text:p text:style-name="Standard"><text:tab/><text:tab/>Chara[7]=Chara[7]-10;</text:p>
      <text:p text:style-name="Standard"><text:tab/><text:tab/>fuite=1;</text:p>
      <text:p text:style-name="Standard"><text:tab/>}</text:p>
      <text:p text:style-name="Standard"><text:tab/></text:p>
      <text:p text:style-name="Standard"><text:tab/>if(affronter==true)</text:p>
      <text:p text:style-name="Standard"><text:tab/>{</text:p>
      <text:p text:style-name="Standard"><text:tab/><text:tab/>fuite=0;</text:p>
      <text:p text:style-name="Standard"><text:tab/>}</text:p>
      <text:p text:style-name="Standard"/>
      <text:p text:style-name="Standard"><text:tab/>if(affronter!=true &amp;&amp; amende!=true &amp;&amp; fuir!=true &amp;&amp; bossf!=true &amp;&amp; dra!=true &amp;&amp; oea!=true &amp;&amp; jomo!=true)</text:p>
      <text:p text:style-name="Standard"><text:tab/>{</text:p>
      <text:p text:style-name="Standard"><text:tab/><text:tab/>println("Mauvaise action");</text:p>
      <text:p text:style-name="Standard"><text:tab/><text:tab/>fuite=2;</text:p>
      <text:p text:style-name="Standard"><text:tab/>}</text:p>
      <text:p text:style-name="Standard"/>
      <text:p text:style-name="Standard"><text:tab/>if(select==5)</text:p>
      <text:p text:style-name="Standard"><text:tab/>{</text:p>
      <text:p text:style-name="Standard">//Affichage ASCII<text:tab/><text:tab/></text:p>
      <text:p text:style-name="Standard"><text:tab/><text:tab/>println("| Wololo |");</text:p>
      <text:p text:style-name="Standard"><text:tab/><text:tab/>println("L'Arbre Jomo bloque la route vers le Bois Tard, vous devez le battre pour passer!");</text:p>
      <text:p text:style-name="Standard"><text:tab/><text:tab/>fuite=0;</text:p>
      <text:p text:style-name="Standard"><text:tab/>}</text:p>
      <text:p text:style-name="Standard"/>
      <text:p text:style-name="Standard"><text:tab/>if(select==10)</text:p>
      <text:p text:style-name="Standard"><text:tab/>{</text:p>
      <text:p text:style-name="Standard">//Affichage ASCII<text:tab/><text:tab/></text:p>
      <text:p text:style-name="Standard"><text:tab/><text:tab/>println("| Roar! |");</text:p>
      <text:p text:style-name="Standard"><text:soft-page-break/><text:tab/><text:tab/>println("Un Ours en armure bloque l'accès aux Monts &amp; Pics, vous de vez le battre pour passer!");</text:p>
      <text:p text:style-name="Standard"><text:tab/><text:tab/>fuite=0;</text:p>
      <text:p text:style-name="Standard"><text:tab/>}</text:p>
      <text:p text:style-name="Standard"/>
      <text:p text:style-name="Standard"><text:tab/>if(select==15)</text:p>
      <text:p text:style-name="Standard"><text:tab/>{</text:p>
      <text:p text:style-name="Standard">//Affichage ASCII<text:tab/><text:tab/></text:p>
      <text:p text:style-name="Standard"><text:tab/><text:tab/>println("| Fus Ro Dah!");</text:p>
      <text:p text:style-name="Standard"><text:tab/><text:tab/>println("Le Dragon que vous recherchiez est face à vous, battez-le!");</text:p>
      <text:p text:style-name="Standard"><text:tab/><text:tab/>fuite=0;</text:p>
      <text:p text:style-name="Standard"><text:tab/>}</text:p>
      <text:p text:style-name="Standard"/>
      <text:p text:style-name="Standard"><text:tab/>if(select==16)</text:p>
      <text:p text:style-name="Standard"><text:tab/>{</text:p>
      <text:p text:style-name="Standard">//Affichage ASCII<text:tab/></text:p>
      <text:p text:style-name="Standard"><text:tab/><text:tab/>println("| Muahahahahah! |");//+lolstory</text:p>
      <text:p text:style-name="Standard"><text:tab/><text:tab/>println("Depuis le début le Script était votre vrai ennemi, détruisez-le!");</text:p>
      <text:p text:style-name="Standard"><text:tab/><text:tab/>fuite=0;</text:p>
      <text:p text:style-name="Standard"><text:tab/>}<text:tab/></text:p>
      <text:p text:style-name="Standard"><text:tab/>}<text:tab/></text:p>
      <text:p text:style-name="Standard"><text:tab/><text:tab/></text:p>
      <text:p text:style-name="Standard">//Combat<text:tab/></text:p>
      <text:p text:style-name="Standard"><text:tab/>while(fuite==0)</text:p>
      <text:p text:style-name="Standard"><text:tab/>{</text:p>
      <text:p text:style-name="Standard"><text:tab/>while(MOBS[select][1]!=0 || fuite==0)</text:p>
      <text:p text:style-name="Standard"><text:tab/>{</text:p>
      <text:p text:style-name="Standard"><text:tab/>int VieM= MOBS[select][1];</text:p>
      <text:p text:style-name="Standard">//Choix de l'attaque</text:p>
      <text:p text:style-name="Standard"><text:tab/><text:tab/>int action=0;</text:p>
      <text:p text:style-name="Standard"><text:tab/><text:tab/>int actionM=0;</text:p>
      <text:p text:style-name="Standard"><text:tab/><text:tab/>println("Choisir attaque:");</text:p>
      <text:p text:style-name="Standard"><text:tab/><text:tab/>println("Coup d'épée");</text:p>
      <text:p text:style-name="Standard"><text:tab/><text:tab/>println("Coup d'épée puissant");</text:p>
      <text:p text:style-name="Standard"><text:tab/><text:tab/>println("Hado Ken");</text:p>
      <text:p text:style-name="Standard"><text:tab/><text:tab/>println("Mass sparks");</text:p>
      <text:p text:style-name="Standard"><text:tab/><text:tab/>println("Fuite");<text:tab/><text:tab/><text:tab/><text:tab/></text:p>
      <text:p text:style-name="Standard"><text:tab/><text:tab/>String attaque= readString();</text:p>
      <text:p text:style-name="Standard"/>
      <text:p text:style-name="Standard"><text:tab/><text:tab/>boolean phys1 = equal(attaque, "Coup d'épée");</text:p>
      <text:p text:style-name="Standard"><text:tab/><text:tab/>boolean phys2 = equal(attaque, "Coup d'épée puissant");</text:p>
      <text:p text:style-name="Standard"><text:tab/><text:tab/>boolean mag1 = equal(attaque, "Hado Ken");</text:p>
      <text:p text:style-name="Standard"><text:tab/><text:tab/>boolean mag2 = equal(attaque, "Mass sparks");</text:p>
      <text:p text:style-name="Standard"><text:tab/><text:tab/>boolean esc = equal(attaque, "Fuite");</text:p>
      <text:p text:style-name="Standard"/>
      <text:p text:style-name="Standard"><text:tab/><text:tab/>if(action==0)</text:p>
      <text:p text:style-name="Standard"><text:tab/><text:tab/>{</text:p>
      <text:p text:style-name="Standard"><text:tab/><text:tab/>while(action==0)</text:p>
      <text:p text:style-name="Standard"><text:tab/><text:tab/>{</text:p>
      <text:p text:style-name="Standard">//Attaque physique basique<text:tab/></text:p>
      <text:p text:style-name="Standard"><text:tab/><text:tab/>if(phys1 == true)</text:p>
      <text:p text:style-name="Standard"><text:tab/><text:tab/>{</text:p>
      <text:p text:style-name="Standard"><text:soft-page-break/><text:tab/><text:tab/><text:tab/>MOBS[select][1]=MOBS[select][1]-(Chara[4]*(1-(MOBS[select][2]/1000));</text:p>
      <text:p text:style-name="Standard"><text:tab/><text:tab/><text:tab/>Chara[2]=Chara[2]-1;</text:p>
      <text:p text:style-name="Standard"><text:tab/><text:tab/><text:tab/>action=1;</text:p>
      <text:p text:style-name="Standard"><text:tab/><text:tab/>}</text:p>
      <text:p text:style-name="Standard"/>
      <text:p text:style-name="Standard">//Attaque physique puissante<text:tab/></text:p>
      <text:p text:style-name="Standard"><text:tab/><text:tab/>if(phys2 == true &amp;&amp; Chara[2]&gt;=5)</text:p>
      <text:p text:style-name="Standard"><text:tab/><text:tab/>{</text:p>
      <text:p text:style-name="Standard"><text:tab/><text:tab/><text:tab/>MOBS[select][1]=MOBS[select][1]-(Chara[4]*2)*(1-(MOBS[select][2]/1000));</text:p>
      <text:p text:style-name="Standard"><text:tab/><text:tab/><text:tab/>Chara[2]=Chara[2]-5;</text:p>
      <text:p text:style-name="Standard"><text:tab/><text:tab/><text:tab/>action=1;</text:p>
      <text:p text:style-name="Standard"><text:tab/><text:tab/>}</text:p>
      <text:p text:style-name="Standard"/>
      <text:p text:style-name="Standard">//Attaque magique basique<text:tab/></text:p>
      <text:p text:style-name="Standard"><text:tab/><text:tab/>if(mag1 == true)</text:p>
      <text:p text:style-name="Standard"><text:tab/><text:tab/>{</text:p>
      <text:p text:style-name="Standard"><text:tab/><text:tab/><text:tab/>MOBS[select][1]=MOBS[select][1]-(Chara[3]*(1-(MOBS[select][5]/1000));</text:p>
      <text:p text:style-name="Standard"><text:tab/><text:tab/><text:tab/>Chara[1]=Chara[1]-1;</text:p>
      <text:p text:style-name="Standard"><text:tab/><text:tab/><text:tab/>action=1;</text:p>
      <text:p text:style-name="Standard"><text:tab/><text:tab/>}</text:p>
      <text:p text:style-name="Standard"/>
      <text:p text:style-name="Standard">//Attaque magique puissante<text:tab/></text:p>
      <text:p text:style-name="Standard"><text:tab/><text:tab/>if(mag2 == true &amp;&amp; Chara[1]&gt;=5)</text:p>
      <text:p text:style-name="Standard"><text:tab/><text:tab/>{</text:p>
      <text:p text:style-name="Standard"><text:tab/><text:tab/><text:tab/>MOBS[select][1]=MOBS[select][1]-((Chara[3]*2)*(1-(MOBS[select][5]/1000));</text:p>
      <text:p text:style-name="Standard"><text:tab/><text:tab/><text:tab/>Chara[1]=Chara[1]-5;</text:p>
      <text:p text:style-name="Standard"><text:tab/><text:tab/><text:tab/>action=1;</text:p>
      <text:p text:style-name="Standard"><text:tab/><text:tab/>}</text:p>
      <text:p text:style-name="Standard"/>
      <text:p text:style-name="Standard">//Fuite</text:p>
      <text:p text:style-name="Standard"><text:tab/><text:tab/>if(esc==true)</text:p>
      <text:p text:style-name="Standard"><text:tab/><text:tab/>{</text:p>
      <text:p text:style-name="Standard"><text:tab/><text:tab/><text:tab/>fuite=1;</text:p>
      <text:p text:style-name="Standard"><text:tab/><text:tab/>}</text:p>
      <text:p text:style-name="Standard"/>
      <text:p text:style-name="Standard">//Manque d'endurance</text:p>
      <text:p text:style-name="Standard"><text:tab/><text:tab/>if(phys2==true &amp;&amp; Chara[2]&lt;5)</text:p>
      <text:p text:style-name="Standard"><text:tab/><text:tab/>{</text:p>
      <text:p text:style-name="Standard"><text:tab/><text:tab/><text:tab/>println("Vous n'avez pas assez d'endurance.");</text:p>
      <text:p text:style-name="Standard"><text:tab/><text:tab/><text:tab/>action=0;</text:p>
      <text:p text:style-name="Standard"><text:tab/><text:tab/>}</text:p>
      <text:p text:style-name="Standard"/>
      <text:p text:style-name="Standard">//Manque de mana</text:p>
      <text:p text:style-name="Standard"><text:tab/><text:tab/>if(phys2==true &amp;&amp; Chara[1]&lt;5)</text:p>
      <text:p text:style-name="Standard"><text:tab/><text:tab/>{</text:p>
      <text:p text:style-name="Standard"><text:tab/><text:tab/><text:tab/>println("Vous n'avez pas assez de mana.");</text:p>
      <text:p text:style-name="Standard"><text:tab/><text:tab/><text:tab/>action=0;</text:p>
      <text:p text:style-name="Standard"><text:tab/><text:tab/>}</text:p>
      <text:p text:style-name="Standard"><text:tab/><text:tab/></text:p>
      <text:p text:style-name="Standard">//Erreur d'attaque<text:tab/></text:p>
      <text:p text:style-name="Standard"><text:soft-page-break/><text:tab/><text:tab/>if(phys1!=true &amp;&amp; phys2!=true &amp;&amp; mag1!=true &amp;&amp; mag2!=true)</text:p>
      <text:p text:style-name="Standard"><text:tab/><text:tab/>{</text:p>
      <text:p text:style-name="Standard"><text:tab/><text:tab/><text:tab/>println("Mauvaise attaque");</text:p>
      <text:p text:style-name="Standard"><text:tab/><text:tab/><text:tab/>action=0;</text:p>
      <text:p text:style-name="Standard"><text:tab/><text:tab/>}<text:tab/><text:tab/><text:tab/></text:p>
      <text:p text:style-name="Standard"><text:tab/><text:tab/>}</text:p>
      <text:p text:style-name="Standard"><text:tab/><text:tab/>}</text:p>
      <text:p text:style-name="Standard">//Régénération de l'endurance et de la mana<text:tab/><text:tab/></text:p>
      <text:p text:style-name="Standard"><text:tab/><text:tab/>Chara[1]=Chara[1]+1;</text:p>
      <text:p text:style-name="Standard"><text:tab/><text:tab/>Chara[2]=Chara[2]+1;</text:p>
      <text:p text:style-name="Standard"/>
      <text:p text:style-name="Standard">//1ttaque de l'adversaire</text:p>
      <text:p text:style-name="Standard"><text:tab/><text:tab/>if(action==1)</text:p>
      <text:p text:style-name="Standard"><text:tab/><text:tab/>{</text:p>
      <text:p text:style-name="Standard"><text:tab/><text:tab/><text:tab/>while(actionM=0)</text:p>
      <text:p text:style-name="Standard"><text:tab/><text:tab/><text:tab/>{</text:p>
      <text:p text:style-name="Standard"><text:tab/><text:tab/><text:tab/><text:tab/>if(MOBS[select][7]!=0)</text:p>
      <text:p text:style-name="Standard"><text:tab/><text:tab/><text:tab/><text:tab/>{</text:p>
      <text:p text:style-name="Standard"><text:tab/><text:tab/><text:tab/><text:tab/><text:tab/>int attaqueM = random(1;3);</text:p>
      <text:p text:style-name="Standard"><text:tab/><text:tab/><text:tab/><text:tab/>}else{</text:p>
      <text:p text:style-name="Standard"><text:tab/><text:tab/><text:tab/><text:tab/><text:tab/>attaqueM=1;</text:p>
      <text:p text:style-name="Standard"><text:tab/><text:tab/><text:tab/><text:tab/>}</text:p>
      <text:p text:style-name="Standard"><text:tab/><text:tab/><text:tab/><text:tab/></text:p>
      <text:p text:style-name="Standard">//Attaque physique de l'adversaire<text:tab/><text:tab/><text:tab/><text:tab/></text:p>
      <text:p text:style-name="Standard"><text:tab/><text:tab/><text:tab/><text:tab/>if(attaqueM == 1)</text:p>
      <text:p text:style-name="Standard"><text:tab/><text:tab/><text:tab/><text:tab/>{</text:p>
      <text:p text:style-name="Standard"><text:tab/><text:tab/><text:tab/><text:tab/><text:tab/>Chara[0]=Chara[0]-(MOBS[select][3]*(1-(Chara[5]/1000));</text:p>
      <text:p text:style-name="Standard"><text:tab/><text:tab/><text:tab/><text:tab/><text:tab/>actionM=1;</text:p>
      <text:p text:style-name="Standard"><text:tab/><text:tab/><text:tab/><text:tab/>}</text:p>
      <text:p text:style-name="Standard"/>
      <text:p text:style-name="Standard">//Attaque magique de l'adversaire</text:p>
      <text:p text:style-name="Standard"><text:tab/><text:tab/><text:tab/><text:tab/>if(attaqueM == 2)</text:p>
      <text:p text:style-name="Standard"><text:tab/><text:tab/><text:tab/><text:tab/>{</text:p>
      <text:p text:style-name="Standard"><text:tab/><text:tab/><text:tab/><text:tab/><text:tab/>Chara[0]=Chara[0]-(MOBS[select][4]*(1-(Chara[6]));</text:p>
      <text:p text:style-name="Standard"><text:tab/><text:tab/><text:tab/><text:tab/><text:tab/>actionM=1;</text:p>
      <text:p text:style-name="Standard"><text:tab/><text:tab/><text:tab/><text:tab/>}</text:p>
      <text:p text:style-name="Standard"><text:tab/><text:tab/><text:tab/>}</text:p>
      <text:p text:style-name="Standard"/>
      <text:p text:style-name="Standard">//Vaincu par l'adversaire</text:p>
      <text:p text:style-name="Standard"><text:tab/><text:tab/><text:tab/>if(Chara[0]&lt;=0 &amp;&amp; select&lt;=4)</text:p>
      <text:p text:style-name="Standard"><text:tab/><text:tab/><text:tab/>{</text:p>
      <text:p text:style-name="Standard"><text:tab/><text:tab/><text:tab/><text:tab/>println("Vous avez été vaincu, vous perdez 20 pièces d'or!");</text:p>
      <text:p text:style-name="Standard"><text:tab/><text:tab/><text:tab/><text:tab/>Chara[7]=Chara[7]-20;</text:p>
      <text:p text:style-name="Standard"><text:tab/><text:tab/><text:tab/><text:tab/>int fuite=1;</text:p>
      <text:p text:style-name="Standard"><text:tab/><text:tab/><text:tab/>}</text:p>
      <text:p text:style-name="Standard"/>
      <text:p text:style-name="Standard"><text:tab/><text:tab/><text:tab/>if(Chara[0]&lt;=0 &amp;&amp; select&lt;=9 &amp;&amp; select&gt;=6)</text:p>
      <text:p text:style-name="Standard"><text:tab/><text:tab/><text:tab/>{</text:p>
      <text:p text:style-name="Standard"><text:tab/><text:tab/><text:tab/><text:tab/>println("Vous avez été vaincu, vous perdez 40 pièces d'or!");</text:p>
      <text:p text:style-name="Standard"><text:tab/><text:tab/><text:tab/><text:tab/>Chara[7]=Chara[7]-40;</text:p>
      <text:p text:style-name="Standard"><text:tab/><text:tab/><text:tab/><text:tab/>int fuite=1;</text:p>
      <text:p text:style-name="Standard"><text:tab/><text:tab/><text:tab/>}</text:p>
      <text:p text:style-name="Standard"><text:soft-page-break/></text:p>
      <text:p text:style-name="Standard"><text:tab/><text:tab/><text:tab/>if(Chara[0]&lt;=0 &amp;&amp; select&lt;=14 &amp;&amp; select&gt;=11)</text:p>
      <text:p text:style-name="Standard"><text:tab/><text:tab/><text:tab/>{</text:p>
      <text:p text:style-name="Standard"><text:tab/><text:tab/><text:tab/><text:tab/>println("Vous avez été vaincu, vous perdez 60 pièces d'or!");</text:p>
      <text:p text:style-name="Standard"><text:tab/><text:tab/><text:tab/><text:tab/>Chara[7]=Chara[7]-60;</text:p>
      <text:p text:style-name="Standard"><text:tab/><text:tab/><text:tab/><text:tab/>int fuite=1;</text:p>
      <text:p text:style-name="Standard"><text:tab/><text:tab/><text:tab/>}</text:p>
      <text:p text:style-name="Standard"><text:tab/><text:tab/>}</text:p>
      <text:p text:style-name="Standard"/>
      <text:p text:style-name="Standard"><text:tab/>}</text:p>
      <text:p text:style-name="Standard"/>
      <text:p text:style-name="Standard">//Adversaire vaincu</text:p>
      <text:p text:style-name="Standard"><text:tab/>Println("Vous avez battu votre adversaire, vous obtenez "+MOBS[select][8]+" pièces d'or et "+MOBS[select][9]+" points d'expérience.");</text:p>
      <text:p text:style-name="Standard"><text:tab/>Chara[7]=Chara[7]+MOBS[select][8];</text:p>
      <text:p text:style-name="Standard"><text:tab/>Chara[8]=Chara[8]+MOBS[select][9];</text:p>
      <text:p text:style-name="Standard"><text:tab/>fuite=1;</text:p>
      <text:p text:style-name="Standard"/>
      <text:p text:style-name="Standard">//Easter egg Poulet/Garde</text:p>
      <text:p text:style-name="Standard"><text:tab/>if(select==1 &amp;&amp; MOBS[select][1]==0)</text:p>
      <text:p text:style-name="Standard"><text:tab/>{</text:p>
      <text:p text:style-name="Standard"><text:tab/><text:tab/>select=4;</text:p>
      <text:p text:style-name="Standard"><text:tab/>}</text:p>
      <text:p text:style-name="Standard">//Fin easter</text:p>
      <text:p text:style-name="Standard"/>
      <text:p text:style-name="Standard"><text:tab/>if(select!=5 &amp;&amp; select!=10 &amp;&amp; select!=15 &amp;&amp; select!=16)</text:p>
      <text:p text:style-name="Standard"><text:tab/>{</text:p>
      <text:p text:style-name="Standard"><text:tab/>MOBS[select][1] = VieM;</text:p>
      <text:p text:style-name="Standard"><text:tab/>}</text:p>
      <text:p text:style-name="Standard"/>
      <text:p text:style-name="Standard">//Bosss vaincus</text:p>
      <text:p text:style-name="Standard"><text:tab/>if(select==5 &amp;&amp; MOBS[5][1]==0)</text:p>
      <text:p text:style-name="Standard"><text:tab/>{</text:p>
      <text:p text:style-name="Standard"><text:tab/><text:tab/>println("Maintenant que l'Arbre Jomo a été vaincu, vous pouvez accèder au Bois tard.");</text:p>
      <text:p text:style-name="Standard"><text:tab/>}</text:p>
      <text:p text:style-name="Standard"/>
      <text:p text:style-name="Standard"><text:tab/>if(select==10 &amp;&amp; MOBS[10][1]==0)</text:p>
      <text:p text:style-name="Standard"><text:tab/>{</text:p>
      <text:p text:style-name="Standard"><text:tab/><text:tab/>println("Maintenant que l'Ours en armure a été vaincu, vous pouvez accèder aux Monts &amp; Pics.");</text:p>
      <text:p text:style-name="Standard"><text:tab/>}</text:p>
      <text:p text:style-name="Standard"/>
      <text:p text:style-name="Standard"><text:tab/>if(select==15 &amp;&amp; MOBS[15][1]==0)</text:p>
      <text:p text:style-name="Standard"><text:tab/>{</text:p>
      <text:p text:style-name="Standard"><text:tab/><text:tab/>println("Le Dragon a été vaincu mais l'histoire semble ne pas s'être terminée, il reste un ennemi à battre...");</text:p>
      <text:p text:style-name="Standard"><text:tab/>}</text:p>
      <text:p text:style-name="Standard"/>
      <text:p text:style-name="Standard"><text:tab/>if(select==16 &amp;&amp; MOBS[16][1]==0)</text:p>
      <text:p text:style-name="Standard"><text:tab/>{</text:p>
      <text:p text:style-name="Standard"><text:tab/><text:tab/>println("Vous avez finalement libéré la région et terminé l'histoire en détruisant le <text:soft-page-break/>Script");</text:p>
      <text:p text:style-name="Standard"><text:tab/>}<text:tab/></text:p>
      <text:p text:style-name="Standard"><text:tab/>}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20:13:01.86</meta:creation-date>
    <meta:document-statistic meta:table-count="0" meta:image-count="0" meta:object-count="0" meta:page-count="9" meta:paragraph-count="364" meta:word-count="937" meta:character-count="7787"/>
    <dc:date>2016-03-24T20:13:50.71</dc:date>
    <meta:editing-duration>PT55S</meta:editing-duration>
    <meta:editing-cycles>1</meta:editing-cycles>
    <meta:generator>OpenOffice/4.0.1$Win32 OpenOffice.org_project/401m5$Build-9714</meta:generator>
  </office:meta>
</office:document-meta>
</file>